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</style:style>
    <style:style style:name="ce3" style:family="table-cell" style:parent-style-name="Default" style:data-style-name="N2">
      <style:table-cell-properties fo:background-color="#A9D08E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_l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months_ue</text:p>
          </table:table-cell>
          <table:table-cell office:value-type="string" table:style-name="ce1">
            <text:p>months_ue_l1</text:p>
          </table:table-cell>
          <table:table-cell office:value-type="string" table:style-name="ce1">
            <text:p>months_ue_l2</text:p>
          </table:table-cell>
          <table:table-cell office:value-type="string" table:style-name="ce1">
            <text:p>alg_soep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w_hours</text:p>
          </table:table-cell>
          <table:table-cell office:value-type="string" table:style-name="ce1">
            <text:p>child_num_tu</text:p>
          </table:table-cell>
          <table:table-cell office:value-type="string" table:style-name="ce1">
            <text:p>age</text:p>
          </table:table-cell>
          <table:table-cell table:number-columns-repeated="3" table:style-name="ce1"/>
          <table:table-cell office:value-type="string" table:style-name="ce1">
            <text:p>year</text:p>
          </table:table-cell>
          <table:table-cell table:style-name="ce1"/>
          <table:table-cell office:value-type="string" table:style-name="ce2">
            <text:p>m_alg1</text:p>
          </table:table-cell>
          <table:table-cell office:value-type="string" table:style-name="ce1">
            <text:p>eligible</text:p>
          </table:table-cell>
          <table:table-cell office:value-type="string" table:style-name="ce1">
            <text:p>alg_wage</text:p>
          </table:table-cell>
          <table:table-cell office:value-type="string" table:style-name="ce1">
            <text:p>alg_ssc</text:p>
          </table:table-cell>
          <table:table-cell office:value-type="string" table:style-name="ce1">
            <text:p>alg_tax</text:p>
          </table:table-cell>
          <table:table-cell office:value-type="string" table:style-name="ce1">
            <text:p>alg_soli</text:p>
          </table:table-cell>
          <table:table-cell office:value-type="string" table:style-name="ce1">
            <text:p>alg_entgelt</text:p>
          </table:table-cell>
          <table:table-cell table:number-columns-repeated="1635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000" table:style-name="ce1">
            <text:p>1000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465.54999999999995" table:formula="of:=0.6*[.Z2]*[.U2]" table:style-name="ce3">
            <text:p>465,55</text:p>
          </table:table-cell>
          <table:table-cell office:value-type="boolean" office:boolean-value="true" table:formula="of:=AND([.L2]&lt;15;([.G2]+[.H2]+[.I2])&lt;12;[.K2]=0;[.N2]&lt;65)" table:style-name="ce4">
            <text:p>WAHR</text:p>
          </table:table-cell>
          <table:table-cell office:value-type="float" office:value="1000" table:formula="of:=MIN(6700;[.D2])" table:style-name="ce4">
            <text:p>1000,00</text:p>
          </table:table-cell>
          <table:table-cell office:value-type="float" office:value="200" table:formula="of:=0.2*[.V2]" table:style-name="ce4">
            <text:p>200,00</text:p>
          </table:table-cell>
          <table:table-cell office:value-type="float" office:value="24.083333333333332" table:formula="of:=289/12" table:style-name="ce4">
            <text:p>24,08</text:p>
          </table:table-cell>
          <table:table-cell office:value-type="float" office:value="0" table:formula="of:=MIN(0.055*[.X2]*12; MAX(0;0.2*(12*[.X2]-972)))/12" table:style-name="ce4">
            <text:p>0,00</text:p>
          </table:table-cell>
          <table:table-cell office:value-type="float" office:value="775.91666666666663" table:formula="of:=[.V2]-[.W2]-[.X2]-[.Y2]" table:style-name="ce4">
            <text:p>775,92</text:p>
          </table:table-cell>
          <table:table-cell table:number-columns-repeated="1635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000" table:style-name="ce1">
            <text:p>2000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789.77363999999989" table:formula="of:=0.6*[.Z3]*[.U3]" table:style-name="ce3">
            <text:p>789,77</text:p>
          </table:table-cell>
          <table:table-cell office:value-type="boolean" office:boolean-value="true" table:formula="of:=AND([.L3]&lt;15;([.G3]+[.H3]+[.I3])&lt;12;[.K3]=0;[.N3]&lt;65)" table:style-name="ce4">
            <text:p>WAHR</text:p>
          </table:table-cell>
          <table:table-cell office:value-type="float" office:value="2000" table:formula="of:=MIN(6700;[.D3])" table:style-name="ce4">
            <text:p>2000,00</text:p>
          </table:table-cell>
          <table:table-cell office:value-type="float" office:value="400" table:formula="of:=0.2*[.V3]" table:style-name="ce4">
            <text:p>400,00</text:p>
          </table:table-cell>
          <table:table-cell office:value-type="float" office:value="268.92" table:style-name="ce4">
            <text:p>268,92</text:p>
          </table:table-cell>
          <table:table-cell office:value-type="float" office:value="14.790600000000003" table:formula="of:=MIN(0.055*[.X3]*12; MAX(0;0.2*(12*[.X3]-972)))/12" table:style-name="ce4">
            <text:p>14,79</text:p>
          </table:table-cell>
          <table:table-cell office:value-type="float" office:value="1316.2893999999999" table:formula="of:=[.V3]-[.W3]-[.X3]-[.Y3]" table:style-name="ce4">
            <text:p>1316,29</text:p>
          </table:table-cell>
          <table:table-cell table:number-columns-repeated="1635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3000" table:style-name="ce1">
            <text:p>300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formula="of:=0.67*[.Z4]*[.U4]" table:style-name="ce3">
            <text:p>0,00</text:p>
          </table:table-cell>
          <table:table-cell office:value-type="boolean" office:boolean-value="false" table:formula="of:=AND([.L4]&lt;15;([.G4]+[.H4]+[.I4])&lt;12;[.K4]=0;[.N4]&lt;65)" table:style-name="ce4">
            <text:p>FALSCH</text:p>
          </table:table-cell>
          <table:table-cell office:value-type="float" office:value="3000" table:formula="of:=MIN(6700;[.D4])" table:style-name="ce4">
            <text:p>3000,00</text:p>
          </table:table-cell>
          <table:table-cell office:value-type="float" office:value="600" table:formula="of:=0.2*[.V4]" table:style-name="ce4">
            <text:p>600,00</text:p>
          </table:table-cell>
          <table:table-cell office:value-type="float" office:value="572.33000000000004" table:style-name="ce4">
            <text:p>572,33</text:p>
          </table:table-cell>
          <table:table-cell office:value-type="float" office:value="31.478150000000003" table:formula="of:=MIN(0.055*[.X4]*12; MAX(0;0.2*(12*[.X4]-972)))/12" table:style-name="ce4">
            <text:p>31,48</text:p>
          </table:table-cell>
          <table:table-cell office:value-type="float" office:value="1796.1918500000002" table:formula="of:=[.V4]-[.W4]-[.X4]-[.Y4]" table:style-name="ce4">
            <text:p>1796,19</text:p>
          </table:table-cell>
          <table:table-cell table:number-columns-repeated="1635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4000" table:style-name="ce1">
            <text:p>400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formula="of:=0.67*[.Z5]*[.U5]" table:style-name="ce3">
            <text:p>0,00</text:p>
          </table:table-cell>
          <table:table-cell office:value-type="boolean" office:boolean-value="false" table:formula="of:=AND([.L5]&lt;15;([.G5]+[.H5]+[.I5])&lt;12;[.K5]=0;[.N5]&lt;65)" table:style-name="ce4">
            <text:p>FALSCH</text:p>
          </table:table-cell>
          <table:table-cell office:value-type="float" office:value="4000" table:formula="of:=MIN(6700;[.D5])" table:style-name="ce4">
            <text:p>4000,00</text:p>
          </table:table-cell>
          <table:table-cell office:value-type="float" office:value="800" table:formula="of:=0.2*[.V5]" table:style-name="ce4">
            <text:p>800,00</text:p>
          </table:table-cell>
          <table:table-cell office:value-type="float" office:value="927.66" table:style-name="ce4">
            <text:p>927,66</text:p>
          </table:table-cell>
          <table:table-cell office:value-type="float" office:value="51.021299999999997" table:formula="of:=MIN(0.055*[.X5]*12; MAX(0;0.2*(12*[.X5]-972)))/12" table:style-name="ce4">
            <text:p>51,02</text:p>
          </table:table-cell>
          <table:table-cell office:value-type="float" office:value="2221.3187000000003" table:formula="of:=[.V5]-[.W5]-[.X5]-[.Y5]" table:style-name="ce4">
            <text:p>2221,32</text:p>
          </table:table-cell>
          <table:table-cell table:number-columns-repeated="1635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7000" table:style-name="ce1">
            <text:p>7000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1719.963164" table:formula="of:=0.67*[.Z6]*[.U6]" table:style-name="ce3">
            <text:p>1719,96</text:p>
          </table:table-cell>
          <table:table-cell office:value-type="boolean" office:boolean-value="true" table:formula="of:=AND([.L6]&lt;15;([.G6]+[.H6]+[.I6])&lt;12;[.K6]=0;[.N6]&lt;65)" table:style-name="ce4">
            <text:p>WAHR</text:p>
          </table:table-cell>
          <table:table-cell office:value-type="float" office:value="5200" table:formula="of:=MIN(5200;[.D6])" table:style-name="ce4">
            <text:p>5200,00</text:p>
          </table:table-cell>
          <table:table-cell office:value-type="float" office:value="1092" table:formula="of:=0.21*[.V6]" table:style-name="ce4">
            <text:p>1092,00</text:p>
          </table:table-cell>
          <table:table-cell office:value-type="float" office:value="1460.56" table:style-name="ce4">
            <text:p>1460,56</text:p>
          </table:table-cell>
          <table:table-cell office:value-type="float" office:value="80.330799999999996" table:formula="of:=MIN(0.055*[.X6]*12; MAX(0;0.2*(12*[.X6]-972)))/12" table:style-name="ce4">
            <text:p>80,33</text:p>
          </table:table-cell>
          <table:table-cell office:value-type="float" office:value="2567.1091999999999" table:formula="of:=[.V6]-[.W6]-[.X6]-[.Y6]" table:style-name="ce4">
            <text:p>2567,11</text:p>
          </table:table-cell>
          <table:table-cell table:number-columns-repeated="1635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500" table:style-name="ce1">
            <text:p>250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float" office:value="2010" table:style-name="ce1">
            <text:p>2010</text:p>
          </table:table-cell>
          <table:table-cell table:style-name="ce1"/>
          <table:table-cell office:value-type="float" office:value="1021.8667809999999" table:formula="of:=0.67*[.Z7]*[.U7]" table:style-name="ce3">
            <text:p>1021,87</text:p>
          </table:table-cell>
          <table:table-cell office:value-type="boolean" office:boolean-value="true" table:formula="of:=AND([.L7]&lt;15;([.G7]+[.H7]+[.I7])&lt;12;[.K7]=0;[.N7]&lt;65)" table:style-name="ce4">
            <text:p>WAHR</text:p>
          </table:table-cell>
          <table:table-cell office:value-type="float" office:value="2500" table:formula="of:=MIN(6050;[.D7])" table:style-name="ce4">
            <text:p>2500,00</text:p>
          </table:table-cell>
          <table:table-cell office:value-type="float" office:value="505.62500000000006" table:formula="of:=0.20225*[.V7]" table:style-name="ce4">
            <text:p>505,63</text:p>
          </table:table-cell>
          <table:table-cell office:value-type="float" office:value="444.74" table:style-name="ce4">
            <text:p>444,74</text:p>
          </table:table-cell>
          <table:table-cell office:value-type="float" office:value="24.460699999999999" table:formula="of:=MIN(0.055*[.X7]*12; MAX(0;0.2*(12*[.X7]-972)))/12" table:style-name="ce4">
            <text:p>24,46</text:p>
          </table:table-cell>
          <table:table-cell office:value-type="float" office:value="1525.1742999999999" table:formula="of:=[.V7]-[.W7]-[.X7]-[.Y7]" table:style-name="ce4">
            <text:p>1525,17</text:p>
          </table:table-cell>
          <table:table-cell table:number-columns-repeated="1635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2300" table:style-name="ce1">
            <text:p>230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number-columns-repeated="3" table:style-name="ce1"/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0" table:formula="of:=0.6*[.Z8]*[.U8]" table:style-name="ce3">
            <text:p>0,00</text:p>
          </table:table-cell>
          <table:table-cell office:value-type="boolean" office:boolean-value="false" table:formula="of:=AND([.L8]&lt;15;([.G8]+[.H8]+[.I8])&lt;12;[.K8]=0;[.N8]&lt;65)" table:style-name="ce4">
            <text:p>FALSCH</text:p>
          </table:table-cell>
          <table:table-cell office:value-type="float" office:value="2300" table:formula="of:=MIN(6050;[.D8])" table:style-name="ce4">
            <text:p>2300,00</text:p>
          </table:table-cell>
          <table:table-cell office:value-type="float" office:value="483" table:formula="of:=0.21*[.V8]" table:style-name="ce4">
            <text:p>483,00</text:p>
          </table:table-cell>
          <table:table-cell office:value-type="float" office:value="383.62" table:style-name="ce4">
            <text:p>383,62</text:p>
          </table:table-cell>
          <table:table-cell office:value-type="float" office:value="21.0991" table:formula="of:=MIN(0.055*[.X8]*12; MAX(0;0.2*(12*[.X8]-972)))/12" table:style-name="ce4">
            <text:p>21,10</text:p>
          </table:table-cell>
          <table:table-cell office:value-type="float" office:value="1412.2809000000002" table:formula="of:=[.V8]-[.W8]-[.X8]-[.Y8]" table:style-name="ce4">
            <text:p>1412,28</text:p>
          </table:table-cell>
          <table:table-cell table:number-columns-repeated="16358"/>
        </table:table-row>
        <table:table-row table:number-rows-repeated="8" table:style-name="ro1">
          <table:table-cell table:number-columns-repeated="19" table:style-name="ce1"/>
          <table:table-cell table:style-name="ce2"/>
          <table:table-cell table:number-columns-repeated="16364" table:style-name="ce1"/>
        </table:table-row>
        <table:table-row table:number-rows-repeated="5" table:style-name="ro1">
          <table:table-cell table:number-columns-repeated="19"/>
          <table:table-cell table:style-name="ce2"/>
          <table:table-cell table:number-columns-repeated="1636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ric Sommer</meta:initial-creator>
    <dc:creator>Sommer, Eric</dc:creator>
    <meta:creation-date>2019-01-16T07:16:02Z</meta:creation-date>
    <dc:date>2019-10-10T13:25:47Z</dc:date>
    <meta:editing-duration>PT0S</meta:editing-duration>
  </office:meta>
</office:document-meta>
</file>